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232cm" fo:min-width="4.982cm" fo:padding-top="0.134cm" fo:padding-bottom="0.134cm" fo:padding-left="0.259cm" fo:padding-right="0.25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cm" fo:min-width="3.01cm"/>
    </style:style>
    <style:style style:name="gr4" style:family="graphic" style:parent-style-name="standard">
      <style:graphic-properties draw:fill-color="#00ff7f" draw:textarea-horizontal-align="justify" draw:textarea-vertical-align="middle" draw:auto-grow-height="false" fo:min-height="0.7cm" fo:min-width="3.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cm" fo:min-width="4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4.2cm" fo:min-width="5.5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7cm" fo:min-width="3.01cm"/>
    </style:style>
    <style:style style:name="gr8" style:family="graphic" style:parent-style-name="standard">
      <style:graphic-properties svg:stroke-color="#000000" draw:fill-color="#00ff7f" draw:textarea-horizontal-align="justify" draw:textarea-vertical-align="middle" draw:auto-grow-height="false" fo:min-height="0.7cm" fo:min-width="3.01cm"/>
    </style:style>
    <style:style style:name="gr9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middle" fo:padding-top="0.034cm" fo:padding-bottom="0.034cm" fo:padding-left="0.159cm" fo:padding-right="0.159cm"/>
    </style:style>
    <style:style style:name="gr10" style:family="graphic" style:parent-style-name="standard">
      <style:graphic-properties draw:textarea-horizontal-align="justify" draw:textarea-vertical-align="top" draw:auto-grow-height="false" fo:min-height="2.38cm" fo:min-width="4.322cm"/>
    </style:style>
    <style:style style:name="gr11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middle" fo:padding-top="0.059cm" fo:padding-bottom="0.059cm" fo:padding-left="0.159cm" fo:padding-right="0.1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258cm" fo:min-width="5.127cm" fo:padding-top="0.134cm" fo:padding-bottom="0.134cm" fo:padding-left="0.259cm" fo:padding-right="0.25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4.35cm" fo:min-width="5.5cm"/>
    </style:style>
    <style:style style:name="gr14" style:family="graphic" style:parent-style-name="standard">
      <style:graphic-properties svg:stroke-color="#000000" draw:fill-color="#00ff7f" draw:textarea-horizontal-align="justify" draw:textarea-vertical-align="middle" draw:auto-grow-height="false" fo:min-height="0.7cm" fo:min-width="3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7cm" fo:min-width="3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392cm" fo:min-width="7.859cm" fo:padding-top="0.134cm" fo:padding-bottom="0.134cm" fo:padding-left="0.259cm" fo:padding-right="0.259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632cm" fo:min-width="6.21cm"/>
    </style:style>
    <style:style style:name="gr18" style:family="graphic" style:parent-style-name="standard">
      <style:graphic-properties draw:fill-color="#00ff7f" draw:textarea-horizontal-align="justify" draw:textarea-vertical-align="middle" draw:auto-grow-height="false" fo:min-height="0.632cm" fo:min-width="6.21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276cm" fo:min-width="7.859cm" fo:padding-top="0.134cm" fo:padding-bottom="0.134cm" fo:padding-left="0.259cm" fo:padding-right="0.25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05cm" fo:min-width="8.051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4.392cm" fo:min-width="7.898cm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516cm" fo:min-width="4.83cm"/>
    </style:style>
    <style:style style:name="gr23" style:family="graphic" style:parent-style-name="standard">
      <style:graphic-properties svg:stroke-color="#000000" draw:fill-color="#00ff7f" draw:textarea-horizontal-align="justify" draw:textarea-vertical-align="middle" draw:auto-grow-height="false" fo:min-height="0.516cm" fo:min-width="4.83cm"/>
    </style:style>
    <style:style style:name="gr24" style:family="graphic" style:parent-style-name="standard" style:list-style-name="L3">
      <style:graphic-properties svg:stroke-color="#000000" draw:fill-color="#eeeeee" draw:textarea-horizontal-align="justify" draw:textarea-vertical-align="top" draw:auto-grow-height="false" fo:min-height="13.2cm" fo:min-width="18cm"/>
    </style:style>
    <style:style style:name="gr25" style:family="graphic" style:parent-style-name="standard">
      <style:graphic-properties svg:stroke-color="#000000" draw:fill-color="#eeeeee" draw:textarea-horizontal-align="justify" draw:textarea-vertical-align="middle" draw:auto-grow-height="false" fo:min-height="13.2cm" fo:min-width="4.5cm"/>
    </style:style>
    <style:style style:name="gr26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6.71cm" fo:min-width="18cm"/>
    </style:style>
    <style:style style:name="gr27" style:family="graphic" style:parent-style-name="standard">
      <style:graphic-properties svg:stroke-color="#000000" draw:fill-color="#eeeeee" draw:textarea-horizontal-align="justify" draw:textarea-vertical-align="top" draw:auto-grow-height="false" fo:min-height="2.19cm" fo:min-width="18cm"/>
    </style:style>
    <style:style style:name="gr28" style:family="graphic" style:parent-style-name="standard">
      <style:graphic-properties svg:stroke-color="#000000" draw:fill-color="#00ff7f" draw:textarea-horizontal-align="justify" draw:textarea-vertical-align="top" draw:auto-grow-height="false" fo:min-height="2.19cm" fo:min-width="18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6.7cm" fo:min-width="4.5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2.2cm" fo:min-width="4.5cm"/>
    </style:style>
    <style:style style:name="gr31" style:family="graphic" style:parent-style-name="standard">
      <style:graphic-properties svg:stroke-color="#000000" draw:fill-color="#00ff7f" draw:textarea-horizontal-align="justify" draw:textarea-vertical-align="middle" draw:auto-grow-height="false" fo:min-height="2.2cm" fo:min-width="4.5cm"/>
    </style:style>
    <style:style style:name="gr32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7.2cm" fo:min-width="18cm"/>
    </style:style>
    <style:style style:name="gr33" style:family="graphic" style:parent-style-name="standard">
      <style:graphic-properties svg:stroke-color="#000000" draw:fill-color="#00ff7f" draw:textarea-horizontal-align="justify" draw:textarea-vertical-align="top" draw:auto-grow-height="false" fo:min-height="2.2cm" fo:min-width="17.99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7.2cm" fo:min-width="4.5cm"/>
    </style:style>
    <style:style style:name="gr35" style:family="graphic" style:parent-style-name="standard" style:list-style-name="L5">
      <style:graphic-properties svg:stroke-color="#000000" draw:fill-color="#eeeeee" draw:textarea-horizontal-align="justify" draw:textarea-vertical-align="top" draw:auto-grow-height="false" fo:min-height="7.2cm" fo:min-width="18cm"/>
    </style:style>
    <style:style style:name="gr36" style:family="graphic" style:parent-style-name="standard">
      <style:graphic-properties draw:textarea-horizontal-align="justify" draw:textarea-vertical-align="middle" draw:auto-grow-height="false" fo:min-height="1.023cm" fo:min-width="1.837cm"/>
    </style:style>
    <style:style style:name="gr37" style:family="graphic" style:parent-style-name="standard">
      <style:graphic-properties draw:fill="solid" draw:fill-color="#dddddd" draw:opacity="100%" draw:opacity-name="Transparency_20_1" draw:textarea-horizontal-align="justify" draw:textarea-vertical-align="middle" draw:auto-grow-height="false" fo:min-height="1.023cm" fo:min-width="1.837cm"/>
    </style:style>
    <style:style style:name="gr38" style:family="graphic" style:parent-style-name="objectwithoutfill">
      <style:graphic-properties svg:stroke-width="0.018cm" draw:marker-start="Arrow" draw:marker-start-width="0.227cm" draw:marker-end="Arrow" draw:marker-end-width="0.027cm" draw:fill="none" draw:textarea-vertical-align="middle" fo:padding-top="0.059cm" fo:padding-bottom="0.059cm" fo:padding-left="0.159cm" fo:padding-right="0.159cm"/>
    </style:style>
    <style:style style:name="gr39" style:family="graphic" style:parent-style-name="standard">
      <style:graphic-properties draw:fill-color="#f79448" draw:textarea-horizontal-align="justify" draw:textarea-vertical-align="top" draw:auto-grow-height="false" fo:min-height="3.404cm" fo:min-width="6.203cm"/>
    </style:style>
    <style:style style:name="gr40" style:family="graphic" style:parent-style-name="objectwithoutfill">
      <style:graphic-properties svg:stroke-width="0.018cm" draw:marker-start="Arrow" draw:marker-start-width="0.227cm" draw:marker-end="" draw:marker-end-width="0.027cm" draw:fill="none" draw:textarea-vertical-align="top" fo:padding-top="0.059cm" fo:padding-bottom="0.059cm" fo:padding-left="0.159cm" fo:padding-right="0.159cm"/>
    </style:style>
    <style:style style:name="gr4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top" draw:auto-grow-height="false" fo:min-height="4.732cm" fo:min-width="7.982cm" fo:padding-top="0.134cm" fo:padding-bottom="0.134cm" fo:padding-left="0.259cm" fo:padding-right="0.25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582cm" fo:min-width="6.21cm"/>
    </style:style>
    <style:style style:name="gr43" style:family="graphic" style:parent-style-name="standard">
      <style:graphic-properties draw:fill-color="#00ff7f" draw:textarea-horizontal-align="justify" draw:textarea-vertical-align="middle" draw:auto-grow-height="false" fo:min-height="0.582cm" fo:min-width="6.21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7cm" fo:min-width="8cm"/>
    </style:style>
    <style:style style:name="gr45" style:family="graphic" style:parent-style-name="standard">
      <style:graphic-properties svg:stroke-color="#000000" draw:fill-color="#ffffff" draw:textarea-horizontal-align="justify" draw:textarea-vertical-align="top" draw:auto-grow-height="false" fo:min-height="4.7cm" fo:min-width="8.01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0.466cm" fo:min-width="4.83cm"/>
    </style:style>
    <style:style style:name="gr47" style:family="graphic" style:parent-style-name="standard">
      <style:graphic-properties svg:stroke-color="#000000" draw:fill-color="#00ff7f" draw:textarea-horizontal-align="justify" draw:textarea-vertical-align="middle" draw:auto-grow-height="false" fo:min-height="0.466cm" fo:min-width="4.83cm"/>
    </style:style>
    <style:style style:name="gr48" style:family="graphic" style:parent-style-name="standard">
      <style:graphic-properties draw:textarea-horizontal-align="justify" draw:textarea-vertical-align="top" draw:auto-grow-height="false" fo:min-height="2.825cm" fo:min-width="8.001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cm"/>
    </style:style>
    <style:style style:name="pr5" style:family="presentation" style:parent-style-name="file_3a__2f__2f__2f_tmp_2f_Alizarin.otp-notes">
      <style:graphic-properties draw:fill-color="#ffffff" fo:min-height="13.364cm"/>
    </style:style>
    <style:style style:name="pr6" style:family="presentation" style:parent-style-name="file_3a__2f__2f__2f_tmp_2f_Alizarin.otp-title">
      <style:graphic-properties fo:min-height="2.25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co1" style:family="table-column">
      <style:table-column-properties style:column-width="5.023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029cm" style:use-optimal-column-width="false"/>
    </style:style>
    <style:style style:name="co4" style:family="table-column">
      <style:table-column-properties style:column-width="3.528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4.64cm" style:use-optimal-column-width="false"/>
    </style:style>
    <style:style style:name="co8" style:family="table-column">
      <style:table-column-properties style:column-width="6.442cm" style:use-optimal-column-width="false"/>
    </style:style>
    <style:style style:name="co9" style:family="table-column">
      <style:table-column-properties style:column-width="3.745cm" style:use-optimal-column-width="false"/>
    </style:style>
    <style:style style:name="ro1" style:family="table-row">
      <style:table-row-properties style:row-height="0.98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0.898cm"/>
    </style:style>
    <style:style style:name="ro4" style:family="table-row">
      <style:table-row-properties style:row-height="0.897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64cm"/>
    </style:style>
    <style:style style:name="ro7" style:family="table-row">
      <style:table-row-properties style:row-height="0.808cm"/>
    </style:style>
    <style:style style:name="ro8" style:family="table-row">
      <style:table-row-properties style:row-height="0.947cm"/>
    </style:style>
    <style:style style:name="ro9" style:family="table-row">
      <style:table-row-properties style:row-height="0.946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text-properties style:font-name="Source Sans Pro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Source Sans Pro" fo:font-size="14pt" style:font-size-asian="14pt" style:font-size-complex="14pt"/>
    </style:style>
    <style:style style:name="ce4" style:family="table-cell">
      <loext:graphic-properties draw:textarea-vertical-align="middle"/>
      <style:paragraph-properties fo:text-align="center"/>
      <style:text-properties fo:color="#ffffff"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center"/>
      <style:text-properties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ce6" style:family="table-cell">
      <loext:graphic-properties draw:textarea-vertical-align="middle"/>
      <style:paragraph-properties fo:text-align="start"/>
      <style:text-properties style:use-window-font-color="true" style:font-name="Source Sans Pro" fo:font-size="14pt" fo:language="it" fo:country="IT" style:font-size-asian="14pt" style:font-size-complex="14pt"/>
    </style:style>
    <style:style style:name="ce7" style:family="table-cell">
      <loext:graphic-properties draw:textarea-vertical-align="middle"/>
      <style:paragraph-properties fo:text-align="center"/>
      <style:text-properties style:font-name="Source Sans Pro" fo:font-size="14pt" fo:language="it" fo:country="I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style:font-name="Source Sans Pro" fo:font-size="14pt" fo:language="it" fo:country="I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use-window-font-color="true" style:font-name="Source Sans Pro" fo:font-size="14pt" style:font-size-asian="14pt" style:font-size-complex="14pt"/>
    </style:style>
    <style:style style:name="ce10" style:family="table-cell">
      <loext:graphic-properties draw:textarea-vertical-align="middle"/>
      <style:text-properties style:use-window-font-color="true" style:font-name="Source Sans Pro" fo:font-size="14pt" fo:language="it" fo:country="IT" style:font-size-asian="14pt" style:font-size-complex="14pt"/>
    </style:style>
    <style:style style:name="ce11" style:family="table-cell">
      <loext:graphic-properties draw:textarea-vertical-align="middle"/>
      <style:text-properties style:font-name="Source Sans Pro" fo:font-size="14pt" fo:language="it" fo:country="IT" style:font-size-asian="14pt" style:font-size-complex="14pt"/>
    </style:style>
    <style:style style:name="P1" style:family="paragraph">
      <style:text-properties fo:language="it" fo:country="IT"/>
    </style:style>
    <style:style style:name="P2" style:family="paragraph">
      <loext:graphic-properties draw:fill-color="#ffffff"/>
      <style:text-properties fo:language="it" fo:country="IT"/>
    </style:style>
    <style:style style:name="P3" style:family="paragraph">
      <loext:graphic-properties draw:fill-color="#ffffff"/>
      <style:text-properties fo:language="it" fo:country="IT" style:font-size-asian="18pt"/>
    </style:style>
    <style:style style:name="P4" style:family="paragraph">
      <style:paragraph-properties fo:text-align="center"/>
      <style:text-properties fo:font-size="18pt" fo:language="it" fo:country="IT"/>
    </style:style>
    <style:style style:name="P5" style:family="paragraph">
      <loext:graphic-properties draw:fill-color="#ffffff"/>
      <style:paragraph-properties fo:text-align="center"/>
      <style:text-properties fo:font-size="18pt" fo:language="it" fo:country="IT"/>
    </style:style>
    <style:style style:name="P6" style:family="paragraph">
      <style:paragraph-properties fo:text-align="center"/>
      <style:text-properties fo:font-size="13pt" fo:language="it" fo:country="IT"/>
    </style:style>
    <style:style style:name="P7" style:family="paragraph">
      <loext:graphic-properties draw:fill-color="#eeeeee"/>
      <style:paragraph-properties fo:text-align="center"/>
      <style:text-properties fo:font-size="13pt" fo:language="it" fo:country="IT" style:font-size-asian="13pt" style:font-size-complex="13pt"/>
    </style:style>
    <style:style style:name="P8" style:family="paragraph">
      <loext:graphic-properties draw:fill-color="#00ff7f"/>
      <style:paragraph-properties fo:text-align="center"/>
      <style:text-properties fo:font-size="13pt" fo:language="it" fo:country="I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language="it" fo:country="I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language="it" fo:country="IT"/>
    </style:style>
    <style:style style:name="P14" style:family="paragraph">
      <loext:graphic-properties draw:fill-color="#ffffff"/>
      <style:paragraph-properties fo:text-align="center"/>
      <style:text-properties fo:language="it" fo:country="IT"/>
    </style:style>
    <style:style style:name="P15" style:family="paragraph">
      <style:paragraph-properties fo:text-align="start"/>
      <style:text-properties fo:font-size="13pt" fo:language="it" fo:country="IT"/>
    </style:style>
    <style:style style:name="P16" style:family="paragraph">
      <loext:graphic-properties draw:fill-color="#eeeeee"/>
      <style:paragraph-properties fo:text-align="start"/>
      <style:text-properties fo:font-size="13pt" fo:language="it" fo:country="IT" style:font-size-asian="13pt" style:font-size-complex="13pt"/>
    </style:style>
    <style:style style:name="P17" style:family="paragraph">
      <loext:graphic-properties draw:fill-color="#eeeeee"/>
      <style:paragraph-properties fo:text-align="center"/>
      <style:text-properties fo:font-size="18pt" fo:language="it" fo:country="IT"/>
    </style:style>
    <style:style style:name="P18" style:family="paragraph">
      <style:paragraph-properties fo:text-align="center"/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P19" style:family="paragraph">
      <style:text-properties style:font-name="Source Sans Pro" fo:font-size="14pt" style:font-size-asian="14pt" style:font-size-complex="14pt"/>
    </style:style>
    <style:style style:name="P20" style:family="paragraph">
      <style:paragraph-properties fo:text-align="center"/>
      <style:text-properties style:font-name="Source Sans Pro" fo:font-size="14pt" style:font-size-asian="14pt" style:font-size-complex="14pt"/>
    </style:style>
    <style:style style:name="P21" style:family="paragraph">
      <loext:graphic-properties draw:fill-color="#00ff7f"/>
      <style:paragraph-properties fo:text-align="start"/>
      <style:text-properties fo:font-size="13pt" fo:language="it" fo:country="IT" style:font-size-asian="13pt" style:font-size-complex="13pt"/>
    </style:style>
    <style:style style:name="P22" style:family="paragraph">
      <style:paragraph-properties fo:text-align="center"/>
      <style:text-properties fo:color="#ffffff"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style:font-name="Source Sans Pro" fo:font-size="14pt" fo:language="it" fo:country="IT" fo:font-weight="bold" style:font-size-asian="14pt" style:font-weight-asian="bold" style:font-size-complex="14pt" style:font-weight-complex="bold"/>
    </style:style>
    <style:style style:name="P24" style:family="paragraph">
      <style:paragraph-properties fo:text-align="start"/>
      <style:text-properties style:use-window-font-color="true" style:font-name="Source Sans Pro" fo:font-size="14pt" fo:language="it" fo:country="IT" style:font-size-asian="14pt" style:font-size-complex="14pt"/>
    </style:style>
    <style:style style:name="P25" style:family="paragraph">
      <style:paragraph-properties fo:text-align="center"/>
      <style:text-properties style:font-name="Source Sans Pro" fo:font-size="14pt" fo:language="it" fo:country="IT" style:font-size-asian="14pt" style:font-size-complex="14pt"/>
    </style:style>
    <style:style style:name="P26" style:family="paragraph">
      <style:paragraph-properties fo:text-align="start"/>
      <style:text-properties style:font-name="Source Sans Pro" fo:font-size="14pt" fo:language="it" fo:country="IT" style:font-size-asian="14pt" style:font-size-complex="14pt"/>
    </style:style>
    <style:style style:name="P27" style:family="paragraph">
      <loext:graphic-properties draw:fill-color="#00ff7f"/>
      <style:paragraph-properties fo:text-align="center"/>
      <style:text-properties fo:font-size="18pt" fo:language="it" fo:country="IT"/>
    </style:style>
    <style:style style:name="P28" style:family="paragraph">
      <loext:graphic-properties draw:fill-color="#ffffff"/>
      <style:text-properties fo:font-size="20pt" fo:language="it" fo:country="IT"/>
    </style:style>
    <style:style style:name="P29" style:family="paragraph">
      <style:paragraph-properties fo:text-align="center"/>
      <style:text-properties style:use-window-font-color="true" style:font-name="Source Sans Pro" fo:font-size="14pt" style:font-size-asian="14pt" style:font-size-complex="14pt"/>
    </style:style>
    <style:style style:name="P30" style:family="paragraph">
      <style:text-properties style:use-window-font-color="true" style:font-name="Source Sans Pro" fo:font-size="14pt" fo:language="it" fo:country="IT" style:font-size-asian="14pt" style:font-size-complex="14pt"/>
    </style:style>
    <style:style style:name="P31" style:family="paragraph">
      <style:text-properties style:font-name="Source Sans Pro" fo:font-size="14pt" fo:language="it" fo:country="IT" style:font-size-asian="14pt" style:font-size-complex="14pt"/>
    </style:style>
    <style:style style:name="P32" style:family="paragraph">
      <loext:graphic-properties draw:fill-color="#ffffff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2pt"/>
    </style:style>
    <style:style style:name="P36" style:family="paragraph">
      <loext:graphic-properties draw:fill="solid" draw:fill-color="#dddddd" draw:opacity="100%" draw:opacity-name="Transparency_20_1"/>
      <style:paragraph-properties fo:text-align="center"/>
      <style:text-properties fo:font-size="12pt"/>
    </style:style>
    <style:style style:name="P37" style:family="paragraph">
      <loext:graphic-properties draw:fill-color="#f79448"/>
      <style:paragraph-properties fo:text-align="center"/>
    </style:style>
    <style:style style:name="P38" style:family="paragraph">
      <style:paragraph-properties fo:text-align="center"/>
      <style:text-properties fo:font-size="13pt" style:font-size-asian="13pt" style:font-size-complex="13pt"/>
    </style:style>
    <style:style style:name="P39" style:family="paragraph">
      <style:paragraph-properties fo:text-align="center"/>
      <style:text-properties fo:font-size="11pt" style:font-size-asian="13pt" style:font-size-complex="13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2" style:family="paragraph"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e181e"/>
    </style:style>
    <style:style style:name="T3" style:family="text">
      <style:text-properties fo:color="#ce181e" fo:font-size="13pt" style:font-size-asian="13pt" style:font-size-complex="13pt"/>
    </style:style>
    <style:style style:name="T4" style:family="text">
      <style:text-properties fo:color="#ed1c24" fo:font-size="13pt" style:font-size-asian="13pt" style:font-size-complex="13pt"/>
    </style:style>
    <style:style style:name="T5" style:family="text">
      <style:text-properties fo:color="#fffff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size-asian="13pt" style:font-size-complex="13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Crypto Engin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High frequency CryptoCurrency trading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">WorkFlow Overview</text:p>
          </draw:text-box>
        </draw:frame>
        <draw:custom-shape draw:style-name="gr2" draw:text-style-name="P5" xml:id="id1" draw:id="id1" draw:layer="layout" svg:width="5.5cm" svg:height="4.5cm" svg:x="11.2cm" svg:y="6.8cm">
          <text:p text:style-name="P4">Public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51cm" svg:height="1cm" svg:x="12.2cm" svg:y="7.7cm">
          <text:p text:style-name="P6"><text:span text:style-name="T1">Download da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3" draw:id="id3" draw:layer="layout" svg:width="3.51cm" svg:height="1cm" svg:x="12.2cm" svg:y="8.928cm">
          <text:p text:style-name="P6"><text:span text:style-name="T1">Upload in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5" draw:id="id5" draw:layer="layout" svg:width="3.51cm" svg:height="1cm" svg:x="12.2cm" svg:y="10.096cm">
          <text:p text:style-name="P6"><text:span text:style-name="T1">Comp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4.5cm" svg:height="1cm" svg:x="11.7cm" svg:y="4.3cm">
          <text:p text:style-name="P4">Schedul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cm" svg:height="4.5cm" svg:x="15.712cm" svg:y="13.246cm">
          <text:p text:style-name="P4">BackTest Strategies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3.51cm" svg:height="1cm" svg:x="16.885cm" svg:y="14.22cm">
          <text:p text:style-name="P6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3.51cm" svg:height="1cm" svg:x="16.885cm" svg:y="16.53cm">
          <text:p text:style-name="P6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3.51cm" svg:height="1cm" svg:x="16.885cm" svg:y="15.369cm">
          <text:p text:style-name="P6"><text:span text:style-name="T1">Upload in db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3.95cm" svg:y1="6.8cm" svg:x2="13.95cm" svg:y2="5.3cm" draw:start-shape="id1" draw:start-glue-point="0" draw:end-shape="id2" draw:end-glue-point="2" svg:d="M13950 6800v-1500" svg:viewBox="0 0 1 1501">
          <text:p/>
        </draw:connector>
        <draw:connector draw:style-name="gr9" draw:text-style-name="P9" draw:layer="layout" svg:x1="13.955cm" svg:y1="8.928cm" svg:x2="13.955cm" svg:y2="8.7cm" draw:start-shape="id3" draw:start-glue-point="0" draw:end-shape="id4" draw:end-glue-point="2" svg:d="M13955 8928v-228" svg:viewBox="0 0 1 229">
          <text:p/>
        </draw:connector>
        <draw:connector draw:style-name="gr9" draw:text-style-name="P9" draw:layer="layout" svg:x1="13.955cm" svg:y1="10.096cm" svg:x2="13.955cm" svg:y2="9.928cm" draw:start-shape="id5" draw:start-glue-point="0" draw:end-shape="id3" draw:end-glue-point="2" svg:d="M13955 10096v-168" svg:viewBox="0 0 1 169">
          <text:p/>
        </draw:connector>
        <draw:connector draw:style-name="gr9" draw:text-style-name="P9" draw:layer="layout" draw:line-skew="-0.337cm" svg:x1="18.64cm" svg:y1="14.22cm" svg:x2="13.955cm" svg:y2="11.096cm" draw:start-shape="id6" draw:start-glue-point="0" draw:end-shape="id5" draw:end-glue-point="2" svg:d="M18640 14220v-1899h-4685v-1225" svg:viewBox="0 0 4686 3125">
          <text:p/>
        </draw:connector>
        <draw:connector draw:style-name="gr9" draw:text-style-name="P9" draw:layer="layout" svg:x1="18.64cm" svg:y1="15.369cm" svg:x2="18.64cm" svg:y2="15.22cm" draw:start-shape="id7" draw:start-glue-point="0" draw:end-shape="id6" draw:end-glue-point="2" svg:d="M18640 15369v-149" svg:viewBox="0 0 1 150">
          <text:p/>
        </draw:connector>
        <draw:connector draw:style-name="gr9" draw:text-style-name="P9" draw:layer="layout" svg:x1="18.64cm" svg:y1="16.53cm" svg:x2="18.64cm" svg:y2="16.369cm" draw:start-shape="id8" draw:start-glue-point="0" draw:end-shape="id7" draw:end-glue-point="2" svg:d="M18640 16530v-161" svg:viewBox="0 0 1 162">
          <text:p/>
        </draw:connector>
        <draw:connector draw:style-name="gr9" draw:text-style-name="P9" draw:layer="layout" svg:x1="16.885cm" svg:y1="14.72cm" svg:x2="18.64cm" svg:y2="17.53cm" draw:start-shape="id6" draw:start-glue-point="3" draw:end-shape="id8" draw:end-glue-point="2" svg:d="M16885 14720h-501v3311h2256v-501" svg:viewBox="0 0 2257 3312">
          <text:p/>
        </draw:connector>
        <draw:connector draw:style-name="gr9" draw:text-style-name="P9" draw:layer="layout" svg:x1="21.989cm" svg:y1="6.862cm" svg:x2="20.395cm" svg:y2="15.869cm" draw:start-shape="id9" draw:start-glue-point="5" draw:end-shape="id7" draw:end-glue-point="1" svg:d="M21989 6862v-501h2911v9508h-4505" svg:viewBox="0 0 4506 9509">
          <text:p/>
        </draw:connector>
        <draw:custom-shape draw:style-name="gr10" draw:text-style-name="P10" xml:id="id9" draw:id="id9" draw:layer="layout" svg:width="4.821cm" svg:height="4.286cm" svg:x="19.578cm" svg:y="6.862cm">
          <text:p text:style-name="P10">Private test db tables</text:p>
          <text:p text:style-name="P10"><text:span text:style-name="T2">(lista </text:span><text:span text:style-name="T2">tebelle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1" draw:layer="layout" draw:line-skew="0.059cm" svg:x1="18.64cm" svg:y1="14.22cm" svg:x2="21.989cm" svg:y2="11.148cm" draw:start-shape="id6" draw:start-glue-point="0" draw:end-shape="id9" draw:end-glue-point="7" svg:d="M18640 14220v-1476h3349v-1596" svg:viewBox="0 0 3350 3073">
          <text:p/>
        </draw:connector>
        <draw:custom-shape draw:style-name="gr12" draw:text-style-name="P5" xml:id="id10" draw:id="id10" draw:layer="layout" svg:width="5.645cm" svg:height="4.526cm" svg:x="1.71cm" svg:y="6.8cm">
          <text:p text:style-name="P4">Priv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cm" svg:height="4.65cm" svg:x="5.968cm" svg:y="13.12cm">
          <text:p text:style-name="P4">Strategies</text:p>
          <draw:enhanced-geometry svg:viewBox="0 0 21600 21600" draw:type="rectangle" draw:enhanced-path="M 0 0 L 21600 0 21600 21600 0 21600 0 0 Z N"/>
        </draw:custom-shape>
        <draw:custom-shape draw:style-name="gr7" draw:text-style-name="P7" xml:id="id15" draw:id="id15" draw:layer="layout" svg:width="3.51cm" svg:height="1cm" svg:x="7.213cm" svg:y="14.22cm">
          <text:p text:style-name="P6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6" draw:id="id16" draw:layer="layout" svg:width="3.5cm" svg:height="1cm" svg:x="7.218cm" svg:y="16.493cm">
          <text:p text:style-name="P6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4" draw:id="id14" draw:layer="layout" svg:width="3.5cm" svg:height="1cm" svg:x="7.218cm" svg:y="15.364cm">
          <text:p text:style-name="P6"><text:span text:style-name="T1">Orders check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4.532cm" svg:y1="6.8cm" svg:x2="13.95cm" svg:y2="5.3cm" draw:start-shape="id10" draw:start-glue-point="0" draw:end-shape="id2" draw:end-glue-point="2" svg:d="M4532 6800v-754h9418v-746" svg:viewBox="0 0 9419 1501">
          <text:p/>
        </draw:connector>
        <draw:custom-shape draw:style-name="gr3" draw:text-style-name="P7" xml:id="id12" draw:id="id12" draw:layer="layout" svg:width="3.51cm" svg:height="1cm" svg:x="2.752cm" svg:y="7.67cm">
          <text:p text:style-name="P6"><text:span text:style-name="T1">Download da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11" draw:id="id11" draw:layer="layout" svg:width="3.51cm" svg:height="1cm" svg:x="2.752cm" svg:y="8.838cm">
          <text:p text:style-name="P6"><text:span text:style-name="T1">Upload in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3" draw:id="id13" draw:layer="layout" svg:width="3.51cm" svg:height="1cm" svg:x="2.752cm" svg:y="10.006cm">
          <text:p text:style-name="P6"><text:span text:style-name="T1">Comp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4.507cm" svg:y1="8.838cm" svg:x2="4.507cm" svg:y2="8.67cm" draw:start-shape="id11" draw:start-glue-point="0" draw:end-shape="id12" draw:end-glue-point="2" svg:d="M4507 8838v-168" svg:viewBox="0 0 1 169">
          <text:p/>
        </draw:connector>
        <draw:connector draw:style-name="gr9" draw:text-style-name="P9" draw:layer="layout" svg:x1="4.507cm" svg:y1="10.006cm" svg:x2="4.507cm" svg:y2="9.838cm" draw:start-shape="id13" draw:start-glue-point="0" draw:end-shape="id11" draw:end-glue-point="2" svg:d="M4507 10006v-168" svg:viewBox="0 0 1 169">
          <text:p/>
        </draw:connector>
        <draw:connector draw:style-name="gr9" draw:text-style-name="P9" draw:layer="layout" draw:line-skew="0cm -0.391cm" svg:x1="10.718cm" svg:y1="15.864cm" svg:x2="4.507cm" svg:y2="11.006cm" draw:start-shape="id14" draw:start-glue-point="1" draw:end-shape="id13" draw:end-glue-point="2" svg:d="M10718 15864h501v-3070h-6712v-1788" svg:viewBox="0 0 6713 4859">
          <text:p/>
        </draw:connector>
        <draw:connector draw:style-name="gr11" draw:text-style-name="P11" draw:layer="layout" draw:line-skew="-0.34cm" svg:x1="8.968cm" svg:y1="14.22cm" svg:x2="13.955cm" svg:y2="11.096cm" draw:start-shape="id15" draw:start-glue-point="0" draw:end-shape="id5" draw:end-glue-point="2" svg:d="M8968 14220v-1902h4987v-1222" svg:viewBox="0 0 4988 3125">
          <text:p/>
        </draw:connector>
        <draw:connector draw:style-name="gr11" draw:text-style-name="P11" draw:layer="layout" svg:x1="7.213cm" svg:y1="14.72cm" svg:x2="8.968cm" svg:y2="17.493cm" draw:start-shape="id15" draw:start-glue-point="3" draw:end-shape="id16" draw:end-glue-point="2" svg:d="M7213 14720h-501v3274h2256v-501" svg:viewBox="0 0 2257 327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 text:style-name="P1">Official WorkFlow</text:p>
          </draw:text-box>
        </draw:frame>
        <draw:custom-shape draw:style-name="gr16" draw:text-style-name="P14" xml:id="id19" draw:id="id19" draw:layer="layout" svg:width="8.359cm" svg:height="4.642cm" svg:x="3.161cm" svg:y="7.645cm">
          <text:p text:style-name="P13">Public</text:p>
          <draw:enhanced-geometry svg:viewBox="0 0 21600 21600" draw:type="rectangle" draw:enhanced-path="M 0 0 L 21600 0 21600 21600 0 21600 0 0 Z N"/>
        </draw:custom-shape>
        <draw:custom-shape draw:style-name="gr17" draw:text-style-name="P7" xml:id="id21" draw:id="id21" draw:layer="layout" svg:width="6.71cm" svg:height="0.882cm" svg:x="3.985cm" svg:y="8.645cm">
          <text:p text:style-name="P13"><text:span text:style-name="T1">Download dati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0" draw:id="id20" draw:layer="layout" svg:width="6.71cm" svg:height="0.882cm" svg:x="3.985cm" svg:y="9.813cm">
          <text:p text:style-name="P13"><text:span text:style-name="T1">Upload in db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22" draw:id="id22" draw:layer="layout" svg:width="6.71cm" svg:height="0.882cm" svg:x="3.985cm" svg:y="10.981cm">
          <text:p text:style-name="P1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7" draw:id="id17" draw:layer="layout" svg:width="8.359cm" svg:height="4.526cm" svg:x="15.776cm" svg:y="7.703cm">
          <text:p text:style-name="P13">Priv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xml:id="id18" draw:id="id18" draw:layer="layout" svg:width="8.551cm" svg:height="1.955cm" svg:x="9.219cm" svg:y="4.619cm">
          <text:p text:style-name="P13">Scheduler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398cm" svg:height="4.642cm" svg:x="9.486cm" svg:y="13.123cm">
          <text:p text:style-name="P13">Strategies</text:p>
          <draw:enhanced-geometry svg:viewBox="0 0 21600 21600" draw:type="rectangle" draw:enhanced-path="M 0 0 L 21600 0 21600 21600 0 21600 0 0 Z N"/>
        </draw:custom-shape>
        <draw:custom-shape draw:style-name="gr22" draw:text-style-name="P7" xml:id="id26" draw:id="id26" draw:layer="layout" svg:width="5.33cm" svg:height="0.766cm" svg:x="11.034cm" svg:y="14.347cm">
          <text:p text:style-name="P13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28" draw:id="id28" draw:layer="layout" svg:width="5.33cm" svg:height="0.766cm" svg:x="11.034cm" svg:y="16.62cm">
          <text:p text:style-name="P1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27" draw:id="id27" draw:layer="layout" svg:width="5.33cm" svg:height="0.766cm" svg:x="11.034cm" svg:y="15.491cm">
          <text:p text:style-name="P13"><text:span text:style-name="T1">Orders check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line-skew="0.039cm" svg:x1="19.955cm" svg:y1="7.703cm" svg:x2="13.494cm" svg:y2="6.574cm" draw:start-shape="id17" draw:start-glue-point="0" draw:end-shape="id18" svg:d="M19955 7703v-530h-6461v-599" svg:viewBox="0 0 6462 1130">
          <text:p/>
        </draw:connector>
        <draw:connector draw:style-name="gr9" draw:text-style-name="P9" draw:layer="layout" draw:line-skew="0.062cm" svg:x1="7.34cm" svg:y1="7.645cm" svg:x2="13.494cm" svg:y2="6.574cm" draw:start-shape="id19" draw:start-glue-point="0" draw:end-shape="id18" draw:end-glue-point="2" svg:d="M7340 7645v-478h6154v-593" svg:viewBox="0 0 6155 1072">
          <text:p/>
        </draw:connector>
        <draw:connector draw:style-name="gr9" draw:text-style-name="P9" draw:layer="layout" svg:x1="7.34cm" svg:y1="9.813cm" svg:x2="7.34cm" svg:y2="9.527cm" draw:start-shape="id20" draw:start-glue-point="0" draw:end-shape="id21" draw:end-glue-point="2" svg:d="M7340 9813v-286" svg:viewBox="0 0 1 287">
          <text:p/>
        </draw:connector>
        <draw:connector draw:style-name="gr9" draw:text-style-name="P9" draw:layer="layout" svg:x1="7.34cm" svg:y1="10.981cm" svg:x2="7.34cm" svg:y2="10.695cm" draw:start-shape="id22" draw:start-glue-point="0" draw:end-shape="id20" draw:end-glue-point="2" svg:d="M7340 10981v-286" svg:viewBox="0 0 1 287">
          <text:p/>
        </draw:connector>
        <draw:custom-shape draw:style-name="gr17" draw:text-style-name="P7" xml:id="id24" draw:id="id24" draw:layer="layout" svg:width="6.71cm" svg:height="0.882cm" svg:x="16.606cm" svg:y="8.573cm">
          <text:p text:style-name="P13"><text:span text:style-name="T1">Download dati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23" draw:id="id23" draw:layer="layout" svg:width="6.71cm" svg:height="0.882cm" svg:x="16.606cm" svg:y="9.741cm">
          <text:p text:style-name="P13"><text:span text:style-name="T1">Upload in db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25" draw:id="id25" draw:layer="layout" svg:width="6.71cm" svg:height="0.882cm" svg:x="16.606cm" svg:y="10.909cm">
          <text:p text:style-name="P13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9.961cm" svg:y1="9.741cm" svg:x2="19.961cm" svg:y2="9.455cm" draw:start-shape="id23" draw:start-glue-point="0" draw:end-shape="id24" draw:end-glue-point="2" svg:d="M19961 9741v-286" svg:viewBox="0 0 1 287">
          <text:p/>
        </draw:connector>
        <draw:connector draw:style-name="gr9" draw:text-style-name="P9" draw:layer="layout" svg:x1="19.961cm" svg:y1="10.909cm" svg:x2="19.961cm" svg:y2="10.623cm" draw:start-shape="id25" draw:start-glue-point="0" draw:end-shape="id23" draw:end-glue-point="2" svg:d="M19961 10909v-286" svg:viewBox="0 0 1 287">
          <text:p/>
        </draw:connector>
        <draw:connector draw:style-name="gr9" draw:text-style-name="P9" draw:layer="layout" draw:line-skew="-0.405cm" svg:x1="13.699cm" svg:y1="14.347cm" svg:x2="7.34cm" svg:y2="11.863cm" draw:start-shape="id26" draw:start-glue-point="0" draw:end-shape="id22" draw:end-glue-point="2" svg:d="M13699 14347v-1647h-6359v-837" svg:viewBox="0 0 6360 2485">
          <text:p/>
        </draw:connector>
        <draw:connector draw:style-name="gr9" draw:text-style-name="P9" draw:layer="layout" svg:x1="13.699cm" svg:y1="15.491cm" svg:x2="13.699cm" svg:y2="15.113cm" draw:start-shape="id27" draw:start-glue-point="0" draw:end-shape="id26" draw:end-glue-point="2" svg:d="M13699 15491v-378" svg:viewBox="0 0 1 379">
          <text:p/>
        </draw:connector>
        <draw:connector draw:style-name="gr9" draw:text-style-name="P9" draw:layer="layout" svg:x1="13.699cm" svg:y1="16.62cm" svg:x2="13.699cm" svg:y2="16.257cm" draw:start-shape="id28" draw:start-glue-point="0" draw:end-shape="id27" draw:end-glue-point="2" svg:d="M13699 16620v-363" svg:viewBox="0 0 1 364">
          <text:p/>
        </draw:connector>
        <draw:connector draw:style-name="gr9" draw:text-style-name="P9" draw:layer="layout" draw:line-skew="0cm 0.247cm" svg:x1="11.034cm" svg:y1="14.73cm" svg:x2="13.699cm" svg:y2="17.386cm" draw:start-shape="id26" draw:start-glue-point="3" draw:end-shape="id28" draw:end-glue-point="2" svg:d="M11034 14730h-501v3404h3166v-748" svg:viewBox="0 0 3167 3405">
          <text:p/>
        </draw:connector>
        <draw:connector draw:style-name="gr9" draw:text-style-name="P9" draw:layer="layout" svg:x1="16.364cm" svg:y1="15.874cm" svg:x2="19.961cm" svg:y2="11.791cm" draw:start-shape="id27" draw:start-glue-point="1" draw:end-shape="id25" draw:end-glue-point="2" svg:d="M16364 15874h3597v-4083" svg:viewBox="0 0 3598 408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 text:style-name="P1">Scheduler</text:p>
          </draw:text-box>
        </draw:frame>
        <draw:custom-shape draw:style-name="gr24" draw:text-style-name="P16" draw:layer="layout" svg:width="18.5cm" svg:height="13.5cm" svg:x="7.5cm" svg:y="4.5cm">
          <text:p text:style-name="P15"><text:span text:style-name="T1">Lo schedulatore ha il compito di avviare simultaneamente a cadenza regolare i workflow “Public” e “Private”.</text:span></text:p>
          <text:p text:style-name="P15"><text:span text:style-name="T1">Dipendentemente dalla programmazione lo schedulatore dovrà configurare i wf per scaricare un predefinito set di info.</text:span></text:p>
          <text:p text:style-name="P15"><text:span text:style-name="T3">(Per ottimizzare il processo sarebbe ottimo se conteggiasse le chiamate “Private” per tenere sotto controllo i limiti stabiliti da Kraken)</text:span></text:p>
          <text:p text:style-name="P1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5cm" svg:height="13.5cm" svg:x="1.5cm" svg:y="4.5cm">
          <text:p text:style-name="P4">Scheduler</text:p>
          <draw:enhanced-geometry svg:viewBox="0 0 21600 21600" draw:type="rectangle" draw:enhanced-path="M 0 0 L 21600 0 21600 21600 0 21600 0 0 Z N"/>
        </draw:custom-shape>
        <draw:frame draw:style-name="standard" draw:layer="layout" svg:width="15.337cm" svg:height="7.612cm" svg:x="9.082cm" svg:y="8.99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8">Info</text:p>
              </table:table-cell>
              <table:table-cell>
                <text:p text:style-name="P18">Type</text:p>
              </table:table-cell>
              <table:table-cell>
                <text:p text:style-name="P18">Time</text:p>
              </table:table-cell>
              <table:table-cell>
                <text:p text:style-name="P18">Frequency</text:p>
              </table:table-cell>
            </table:table-row>
            <table:table-row table:style-name="ro2" table:default-cell-style-name="ce2">
              <table:table-cell>
                <text:p text:style-name="P19">Asset</text:p>
              </table:table-cell>
              <table:table-cell>
                <text:p text:style-name="P19">Public</text:p>
              </table:table-cell>
              <table:table-cell table:style-name="ce3">
                <text:p text:style-name="P20">00:00</text:p>
              </table:table-cell>
              <table:table-cell table:style-name="ce3">
                <text:p text:style-name="P20">daily</text:p>
              </table:table-cell>
            </table:table-row>
            <table:table-row table:style-name="ro3" table:default-cell-style-name="ce2">
              <table:table-cell>
                <text:p text:style-name="P19">AssetPairs</text:p>
              </table:table-cell>
              <table:table-cell>
                <text:p text:style-name="P19">Public</text:p>
              </table:table-cell>
              <table:table-cell table:style-name="ce3">
                <text:p text:style-name="P20">00:00</text:p>
              </table:table-cell>
              <table:table-cell table:style-name="ce3">
                <text:p text:style-name="P20">daily</text:p>
              </table:table-cell>
            </table:table-row>
            <table:table-row table:style-name="ro3" table:default-cell-style-name="ce2">
              <table:table-cell>
                <text:p text:style-name="P19">Spread</text:p>
              </table:table-cell>
              <table:table-cell>
                <text:p text:style-name="P19">Public</text:p>
              </table:table-cell>
              <table:table-cell table:style-name="ce3"/>
              <table:table-cell table:style-name="ce3">
                <text:p text:style-name="P20">1min</text:p>
              </table:table-cell>
            </table:table-row>
            <table:table-row table:style-name="ro3" table:default-cell-style-name="ce2">
              <table:table-cell>
                <text:p text:style-name="P19">Balance</text:p>
              </table:table-cell>
              <table:table-cell>
                <text:p text:style-name="P19">Private</text:p>
              </table:table-cell>
              <table:table-cell table:style-name="ce3"/>
              <table:table-cell table:style-name="ce3">
                <text:p text:style-name="P20">1min</text:p>
              </table:table-cell>
            </table:table-row>
            <table:table-row table:style-name="ro4" table:default-cell-style-name="ce2">
              <table:table-cell>
                <text:p text:style-name="P19">Ticker</text:p>
              </table:table-cell>
              <table:table-cell>
                <text:p text:style-name="P19">Public</text:p>
              </table:table-cell>
              <table:table-cell table:style-name="ce3"/>
              <table:table-cell table:style-name="ce3">
                <text:p text:style-name="P20">10sec</text:p>
              </table:table-cell>
            </table:table-row>
            <table:table-row table:style-name="ro1" table:default-cell-style-name="ce2">
              <table:table-cell>
                <text:p text:style-name="P19">OpenOrder</text:p>
              </table:table-cell>
              <table:table-cell>
                <text:p text:style-name="P19">Private</text:p>
              </table:table-cell>
              <table:table-cell table:style-name="ce3"/>
              <table:table-cell table:style-name="ce3">
                <text:p text:style-name="P20">10sec</text:p>
              </table:table-cell>
            </table:table-row>
            <table:table-row table:style-name="ro5" table:default-cell-style-name="ce2">
              <table:table-cell>
                <text:p text:style-name="P19">ClosedOrder</text:p>
              </table:table-cell>
              <table:table-cell>
                <text:p text:style-name="P19">Private</text:p>
              </table:table-cell>
              <table:table-cell table:style-name="ce3"/>
              <table:table-cell table:style-name="ce3">
                <text:p text:style-name="P20">10se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 text:style-name="P1">Public</text:p>
          </draw:text-box>
        </draw:frame>
        <draw:custom-shape draw:style-name="gr26" draw:text-style-name="P16" draw:layer="layout" svg:width="18.5cm" svg:height="7.01cm" svg:x="7.5cm" svg:y="4.5cm">
          <text:p text:style-name="P15"><text:span text:style-name="T1">I dati pubblici possono essere scaricati da Kraken con un intervallominimo di 1sec.</text:span></text:p>
          <text:p text:style-name="P15"><text:span text:style-name="T1">Vengono scaricati in parallelo i seguenti dati pubblici attraverso API da Kraken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8.5cm" svg:height="2.49cm" svg:x="7.5cm" svg:y="12cm">
          <text:p text:style-name="P15"><text:span text:style-name="T1">Carico nel database i dati scaricati. Ogni set di dati ha una tabella dedicata:</text:span></text:p>
          <text:p text:style-name="P15"><text:span text:style-name="T4">NOME TABEL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8.5cm" svg:height="2.49cm" svg:x="7.5cm" svg:y="15cm">
          <text:p text:style-name="P15"><text:span text:style-name="T1">Il wf “Public” termina quando I dati sono caricati in db.</text:span></text:p>
          <text:p text:style-name="P15"><text:span text:style-name="T1">Il messaggio di complete del wf è necessario per iniziare le strategie.</text:span></text:p>
          <text:p text:style-name="P15"><text:span text:style-name="T1">Il messaggio di “complete” ha una validià temporare di 2 sec.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682cm" svg:x="9.701cm" svg:y="6.138cm">
          <table:table table:template-name="orange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4">
                <text:p text:style-name="P22">Public market data</text:p>
              </table:table-cell>
              <table:table-cell table:style-name="ce5">
                <text:p text:style-name="P23"><text:span text:style-name="T5">Frequency</text:span></text:p>
              </table:table-cell>
            </table:table-row>
            <table:table-row table:style-name="ro7">
              <table:table-cell table:style-name="ce6">
                <text:p text:style-name="P24">Asset</text:p>
              </table:table-cell>
              <table:table-cell table:style-name="ce7">
                <text:p text:style-name="P25">daily</text:p>
              </table:table-cell>
            </table:table-row>
            <table:table-row table:style-name="ro8">
              <table:table-cell table:style-name="ce8">
                <text:p text:style-name="P26">AssetPairs</text:p>
              </table:table-cell>
              <table:table-cell table:style-name="ce7">
                <text:p text:style-name="P25">daily</text:p>
              </table:table-cell>
            </table:table-row>
            <table:table-row table:style-name="ro8">
              <table:table-cell table:style-name="ce8">
                <text:p text:style-name="P26">Ticker</text:p>
              </table:table-cell>
              <table:table-cell table:style-name="ce7">
                <text:p text:style-name="P25">10sec</text:p>
              </table:table-cell>
            </table:table-row>
            <table:table-row table:style-name="ro9">
              <table:table-cell table:style-name="ce8">
                <text:p text:style-name="P26">Spread</text:p>
              </table:table-cell>
              <table:table-cell table:style-name="ce7">
                <text:p text:style-name="P25">1min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9" draw:text-style-name="P9" draw:layer="layout" svg:x1="4cm" svg:y1="12cm" svg:x2="4cm" svg:y2="11.5cm" draw:start-shape="id29" draw:start-glue-point="0" draw:end-shape="id30" draw:end-glue-point="2" svg:d="M4000 12000v-500" svg:viewBox="0 0 1 501">
          <text:p/>
        </draw:connector>
        <draw:connector draw:style-name="gr9" draw:text-style-name="P9" draw:layer="layout" svg:x1="4cm" svg:y1="15cm" svg:x2="4cm" svg:y2="14.5cm" draw:start-shape="id31" draw:start-glue-point="0" draw:end-shape="id29" draw:end-glue-point="2" svg:d="M4000 15000v-500" svg:viewBox="0 0 1 501">
          <text:p/>
        </draw:connector>
        <draw:custom-shape draw:style-name="gr29" draw:text-style-name="P17" xml:id="id30" draw:id="id30" draw:layer="layout" svg:width="5cm" svg:height="7cm" svg:x="1.5cm" svg:y="4.5cm">
          <text:p text:style-name="P4">Download dati</text:p>
          <draw:enhanced-geometry svg:viewBox="0 0 21600 21600" draw:type="rectangle" draw:enhanced-path="M 0 0 L 21600 0 21600 21600 0 21600 0 0 Z N"/>
        </draw:custom-shape>
        <draw:custom-shape draw:style-name="gr30" draw:text-style-name="P17" xml:id="id29" draw:id="id29" draw:layer="layout" svg:width="5cm" svg:height="2.5cm" svg:x="1.5cm" svg:y="12cm">
          <text:p text:style-name="P4">Upload in db</text:p>
          <draw:enhanced-geometry svg:viewBox="0 0 21600 21600" draw:type="rectangle" draw:enhanced-path="M 0 0 L 21600 0 21600 21600 0 21600 0 0 Z N"/>
        </draw:custom-shape>
        <draw:custom-shape draw:style-name="gr31" draw:text-style-name="P27" xml:id="id31" draw:id="id31" draw:layer="layout" svg:width="5cm" svg:height="2.5cm" svg:x="1.5cm" svg:y="15cm">
          <text:p text:style-name="P4">Complet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Private</text:p>
          </draw:text-box>
        </draw:frame>
        <draw:custom-shape draw:style-name="gr32" draw:text-style-name="P16" draw:layer="layout" svg:width="18.5cm" svg:height="7.5cm" svg:x="7.5cm" svg:y="4.5cm">
          <text:p text:style-name="P15"><text:span text:style-name="T1">Per lo scarico dei dati </text:span><text:span text:style-name="T1">“Private” Kraken ha </text:span><text:span text:style-name="T1">impostato dei limiti </text:span><text:span text:style-name="T1">che se non vengono </text:span><text:span text:style-name="T1">rispettati comportano </text:span><text:span text:style-name="T1">un blocco di 15min. Il </text:span><text:span text:style-name="T1">limite consiste in un </text:span><text:span text:style-name="T1">sistema di punteggio </text:span><text:span text:style-name="T1">per il quale l’utente ha </text:span><text:span text:style-name="T1">20punti, ad ogni </text:span><text:span text:style-name="T1">chiamata vengo tolti </text:span><text:span text:style-name="T1">dei punti e ogni 2sec </text:span><text:span text:style-name="T1">ne viene accreditato 1.</text:span></text:p>
          <text:p text:style-name="P15"><text:span text:style-name="T1">Verranno scaricati in </text:span><text:span text:style-name="T1">parallelo i seguenti </text:span><text:span text:style-name="T1">dati attraverso API da </text:span><text:span text:style-name="T1">Kraken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8.5cm" svg:height="2.49cm" svg:x="7.5cm" svg:y="12.5cm">
          <text:p text:style-name="P15"><text:span text:style-name="T1">Carico nel database i </text:span><text:span text:style-name="T1">dati scaricati. Ogni set </text:span><text:span text:style-name="T1">di dati ha una tabella </text:span><text:span text:style-name="T1">dedicata:</text:span></text:p>
          <text:p text:style-name="P15"><text:span text:style-name="T4">NOME TABEL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8.49cm" svg:height="2.5cm" svg:x="7.5cm" svg:y="15.5cm">
          <text:p text:style-name="P15"><text:span text:style-name="T1">Il wf “Private” termina </text:span><text:span text:style-name="T1">quando i dati sono </text:span><text:span text:style-name="T1">caricati in db.</text:span></text:p>
          <text:p text:style-name="P15"><text:span text:style-name="T1">Il messaggio di </text:span><text:span text:style-name="T1">complete del wf è </text:span><text:span text:style-name="T1">necessario per iniziare </text:span><text:span text:style-name="T1">il controllo sugli ordini </text:span><text:span text:style-name="T1">emessi.</text:span></text:p>
          <text:p text:style-name="P15"><text:span text:style-name="T1">Il messaggio di </text:span><text:span text:style-name="T1">“complete” ha una </text:span><text:span text:style-name="T1">validià temporare di 2 </text:span><text:span text:style-name="T1">sec.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4cm" svg:y1="12.5cm" svg:x2="4cm" svg:y2="12cm" draw:start-shape="id32" draw:start-glue-point="0" draw:end-shape="id33" draw:end-glue-point="2" svg:d="M4000 12500v-500" svg:viewBox="0 0 1 501">
          <text:p/>
        </draw:connector>
        <draw:connector draw:style-name="gr9" draw:text-style-name="P9" draw:layer="layout" svg:x1="4cm" svg:y1="15.5cm" svg:x2="4cm" svg:y2="15cm" draw:start-shape="id34" draw:start-glue-point="0" draw:end-shape="id32" draw:end-glue-point="2" svg:d="M4000 15500v-500" svg:viewBox="0 0 1 501">
          <text:p/>
        </draw:connector>
        <draw:custom-shape draw:style-name="gr34" draw:text-style-name="P17" xml:id="id33" draw:id="id33" draw:layer="layout" svg:width="5cm" svg:height="7.5cm" svg:x="1.5cm" svg:y="4.5cm">
          <text:p text:style-name="P4">Download dati</text:p>
          <draw:enhanced-geometry svg:viewBox="0 0 21600 21600" draw:type="rectangle" draw:enhanced-path="M 0 0 L 21600 0 21600 21600 0 21600 0 0 Z N"/>
        </draw:custom-shape>
        <draw:custom-shape draw:style-name="gr30" draw:text-style-name="P17" xml:id="id32" draw:id="id32" draw:layer="layout" svg:width="5cm" svg:height="2.5cm" svg:x="1.5cm" svg:y="12.5cm">
          <text:p text:style-name="P4">Upload in db</text:p>
          <draw:enhanced-geometry svg:viewBox="0 0 21600 21600" draw:type="rectangle" draw:enhanced-path="M 0 0 L 21600 0 21600 21600 0 21600 0 0 Z N"/>
        </draw:custom-shape>
        <draw:custom-shape draw:style-name="gr31" draw:text-style-name="P27" xml:id="id34" draw:id="id34" draw:layer="layout" svg:width="5cm" svg:height="2.5cm" svg:x="1.5cm" svg:y="15.5cm">
          <text:p text:style-name="P4">Complete</text:p>
          <draw:enhanced-geometry svg:viewBox="0 0 21600 21600" draw:type="rectangle" draw:enhanced-path="M 0 0 L 21600 0 21600 21600 0 21600 0 0 Z N"/>
        </draw:custom-shape>
        <draw:frame draw:style-name="standard" draw:layer="layout" svg:width="14.826cm" svg:height="3.736cm" svg:x="9.128cm" svg:y="7.59cm">
          <table:table table:template-name="orange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>
              <table:table-cell table:style-name="ce1">
                <text:p text:style-name="P18">Punti</text:p>
              </table:table-cell>
              <table:table-cell table:style-name="ce4">
                <text:p text:style-name="P22">Private data</text:p>
              </table:table-cell>
              <table:table-cell table:style-name="ce5">
                <text:p text:style-name="P23"><text:span text:style-name="T5">Frequency</text:span></text:p>
              </table:table-cell>
            </table:table-row>
            <table:table-row table:style-name="ro7">
              <table:table-cell table:style-name="ce9">
                <text:p text:style-name="P29">1</text:p>
              </table:table-cell>
              <table:table-cell table:style-name="ce10">
                <text:p text:style-name="P30">OpenOrder</text:p>
              </table:table-cell>
              <table:table-cell table:style-name="ce3">
                <text:p text:style-name="P20">10sec</text:p>
              </table:table-cell>
            </table:table-row>
            <table:table-row table:style-name="ro8" table:default-cell-style-name="ce3">
              <table:table-cell>
                <text:p text:style-name="P20">1</text:p>
              </table:table-cell>
              <table:table-cell table:style-name="ce11">
                <text:p text:style-name="P31">CloredOrder</text:p>
              </table:table-cell>
              <table:table-cell>
                <text:p text:style-name="P20">10sec</text:p>
              </table:table-cell>
            </table:table-row>
            <table:table-row table:style-name="ro8" table:default-cell-style-name="ce7">
              <table:table-cell>
                <text:p text:style-name="P25">1</text:p>
              </table:table-cell>
              <table:table-cell table:style-name="ce11">
                <text:p text:style-name="P31">Balance</text:p>
              </table:table-cell>
              <table:table-cell>
                <text:p text:style-name="P25">1mi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ategies</text:p>
          </draw:text-box>
        </draw:frame>
        <draw:custom-shape draw:style-name="gr35" draw:text-style-name="P16" draw:layer="layout" svg:width="18.5cm" svg:height="7.5cm" svg:x="7.5cm" svg:y="4.5cm">
          <text:p text:style-name="P15"><text:span text:style-name="T1">Il wf dedicato alle </text:span><text:span text:style-name="T1">strategie ha il </text:span><text:span text:style-name="T1">compito di valutare la </text:span><text:span text:style-name="T1">situazione del </text:span><text:span text:style-name="T1">mercato ed effettuare </text:span><text:span text:style-name="T1">gli ordini (buy/sell). <text:s/></text:span><text:span text:style-name="T1">Un file di </text:span><text:span text:style-name="T1">configurazione </text:span><text:span text:style-name="T1">riporta la lista delle </text:span><text:span text:style-name="T1">strategie da </text:span><text:span text:style-name="T1">applicare, ed ogni </text:span><text:span text:style-name="T1">strategia è gestita </text:span><text:span text:style-name="T1">come un singolo </text:span><text:span text:style-name="T1">processo con </text:span><text:span text:style-name="T1">struttura standard. </text:span><text:span text:style-name="T1">Ovviamente la </text:span><text:span text:style-name="T1">differenza tra una </text:span><text:span text:style-name="T1">strategia ed un altra è </text:span><text:span text:style-name="T1">la regola di </text:span><text:span text:style-name="T1">valutazione del </text:span><text:span text:style-name="T1">mercato e la gestione </text:span><text:span text:style-name="T1">degli ordini.</text:span></text:p>
          <text:p text:style-name="P15"><text:span text:style-name="T1">La struttura è la </text:span><text:span text:style-name="T1">seguen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18.5cm" svg:height="2.49cm" svg:x="7.5cm" svg:y="12.5cm">
          <text:p text:style-name="P15"><text:span text:style-name="T1">È necessario </text:span><text:span text:style-name="T1">controllare se l’ordine </text:span><text:span text:style-name="T1">è stato emesso </text:span><text:span text:style-name="T1">(Getway error) </text:span><text:span text:style-name="T1">oppure lo stato degli </text:span><text:span text:style-name="T1">ordini per controllare </text:span><text:span text:style-name="T1">se sono stati evasi. Il </text:span><text:span text:style-name="T1">controllo sugli ordini </text:span><text:span text:style-name="T1">viene eseguito </text:span><text:span text:style-name="T1">controllando nelle </text:span><text:span text:style-name="T1">tabelle “OpenOrder” e </text:span><text:span text:style-name="T1">“ClosedOrder” del db, </text:span><text:span text:style-name="T1">e per essere valido </text:span><text:span text:style-name="T1">può essere efettuato </text:span><text:span text:style-name="T1">solo durante il </text:span><text:span text:style-name="T1">periodo di validità del </text:span><text:span text:style-name="T1">“Complete Privite”.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8.49cm" svg:height="2.5cm" svg:x="7.5cm" svg:y="15.5cm">
          <text:p text:style-name="P15"><text:span text:style-name="T1">La strategia termina </text:span><text:span text:style-name="T1">quando gli ordini </text:span><text:span text:style-name="T1">sono stati </text:span><text:span text:style-name="T1">eseguiti/evasi </text:span><text:span text:style-name="T1">correttamente </text:span><text:span text:style-name="T1">oppure se la </text:span><text:span text:style-name="T1">situazione del </text:span><text:span text:style-name="T1">mercato non ha i </text:span><text:span text:style-name="T1">criteri richiesti.</text:span></text:p>
          <text:p text:style-name="P15"><text:span text:style-name="T1">Il messaggio di </text:span><text:span text:style-name="T1">complete del wf è </text:span><text:span text:style-name="T1">necessario per </text:span><text:span text:style-name="T1">iniziare il controllo </text:span><text:span text:style-name="T1">sugli ordini emessi.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4cm" svg:y1="12.5cm" svg:x2="4cm" svg:y2="12cm" draw:start-shape="id35" draw:start-glue-point="0" draw:end-shape="id36" draw:end-glue-point="2" svg:d="M4000 12500v-500" svg:viewBox="0 0 1 501">
          <text:p/>
        </draw:connector>
        <draw:connector draw:style-name="gr9" draw:text-style-name="P9" draw:layer="layout" svg:x1="4cm" svg:y1="15.5cm" svg:x2="4cm" svg:y2="15cm" draw:start-shape="id37" draw:start-glue-point="0" draw:end-shape="id35" draw:end-glue-point="2" svg:d="M4000 15500v-500" svg:viewBox="0 0 1 501">
          <text:p/>
        </draw:connector>
        <draw:custom-shape draw:style-name="gr34" draw:text-style-name="P17" xml:id="id36" draw:id="id36" draw:layer="layout" svg:width="5cm" svg:height="7.5cm" svg:x="1.5cm" svg:y="4.5cm">
          <text:p text:style-name="P4">Strategy</text:p>
          <draw:enhanced-geometry svg:viewBox="0 0 21600 21600" draw:type="rectangle" draw:enhanced-path="M 0 0 L 21600 0 21600 21600 0 21600 0 0 Z N"/>
        </draw:custom-shape>
        <draw:custom-shape draw:style-name="gr30" draw:text-style-name="P17" xml:id="id35" draw:id="id35" draw:layer="layout" svg:width="5cm" svg:height="2.5cm" svg:x="1.5cm" svg:y="12.5cm">
          <text:p text:style-name="P4">Orders check</text:p>
          <draw:enhanced-geometry svg:viewBox="0 0 21600 21600" draw:type="rectangle" draw:enhanced-path="M 0 0 L 21600 0 21600 21600 0 21600 0 0 Z N"/>
        </draw:custom-shape>
        <draw:custom-shape draw:style-name="gr31" draw:text-style-name="P27" xml:id="id37" draw:id="id37" draw:layer="layout" svg:width="5cm" svg:height="2.5cm" svg:x="1.5cm" svg:y="15.5cm">
          <text:p text:style-name="P4">Complete</text:p>
          <draw:enhanced-geometry svg:viewBox="0 0 21600 21600" draw:type="rectangle" draw:enhanced-path="M 0 0 L 21600 0 21600 21600 0 21600 0 0 Z N"/>
        </draw:custom-shape>
        <draw:custom-shape draw:style-name="gr36" draw:text-style-name="P33" xml:id="id38" draw:id="id38" draw:layer="layout" svg:width="2.337cm" svg:height="1.323cm" svg:x="8.356cm" svg:y="9.789cm">
          <text:p text:style-name="P33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xml:id="id40" draw:id="id40" draw:layer="layout" svg:width="2.337cm" svg:height="1.323cm" svg:x="22.29cm" svg:y="9.348cm">
          <text:p text:style-name="P33"><text:span text:style-name="T6">Complete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xml:id="id39" draw:id="id39" draw:layer="layout" svg:width="2.337cm" svg:height="1.323cm" svg:x="8.356cm" svg:y="7.805cm">
          <text:p text:style-name="P35">Complete “Public”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9.524cm" svg:y1="9.789cm" svg:x2="9.524cm" svg:y2="9.128cm" draw:start-shape="id38" draw:start-glue-point="0" draw:end-shape="id39" draw:end-glue-point="2" svg:d="M9524 9789v-661" svg:viewBox="0 0 1 662">
          <text:p/>
        </draw:connector>
        <draw:connector draw:style-name="gr11" draw:text-style-name="P11" draw:layer="layout" svg:x1="9.524cm" svg:y1="11.112cm" svg:x2="23.458cm" svg:y2="10.671cm" draw:start-shape="id38" draw:start-glue-point="2" draw:end-shape="id40" draw:end-glue-point="2" svg:d="M9524 11112v500h13934v-941" svg:viewBox="0 0 13935 942">
          <text:p/>
        </draw:connector>
        <draw:custom-shape draw:style-name="gr39" draw:text-style-name="P37" draw:layer="layout" svg:width="6.703cm" svg:height="3.704cm" svg:x="11.963cm" svg:y="7.685cm">
          <text:p text:style-name="P33">Strategia</text:p>
          <draw:enhanced-geometry svg:viewBox="0 0 21600 21600" draw:type="rectangle" draw:enhanced-path="M 0 0 L 21600 0 21600 21600 0 21600 0 0 Z N"/>
        </draw:custom-shape>
        <draw:custom-shape draw:style-name="gr36" draw:text-style-name="P38" xml:id="id41" draw:id="id41" draw:layer="layout" svg:width="2.337cm" svg:height="1.323cm" svg:x="12.347cm" svg:y="9.348cm">
          <text:p text:style-name="P38"><text:span text:style-name="T1">Regola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xml:id="id43" draw:id="id43" draw:layer="layout" svg:width="2.337cm" svg:height="1.323cm" svg:x="15.611cm" svg:y="9.348cm">
          <text:p text:style-name="P39"><text:span text:style-name="T7">Emissione ordine</text:span>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12.347cm" svg:y1="10.009cm" svg:x2="10.693cm" svg:y2="10.45cm" draw:start-shape="id41" draw:start-glue-point="3" draw:end-shape="id38" draw:end-glue-point="1" svg:d="M12347 10009h-828v441h-826" svg:viewBox="0 0 1655 442">
          <text:p/>
        </draw:connector>
        <draw:connector draw:style-name="gr11" draw:text-style-name="P11" draw:layer="layout" svg:x1="19.227cm" svg:y1="10.009cm" svg:x2="17.948cm" svg:y2="10.009cm" draw:start-shape="id42" draw:start-glue-point="3" draw:end-shape="id43" draw:end-glue-point="1" svg:d="M19227 10009h-1279" svg:viewBox="0 0 1280 1">
          <text:p/>
        </draw:connector>
        <draw:connector draw:style-name="gr40" draw:text-style-name="P41" draw:layer="layout" svg:x1="15.611cm" svg:y1="10.009cm" svg:x2="14.684cm" svg:y2="10.009cm" draw:start-shape="id43" draw:start-glue-point="3" draw:end-shape="id41" draw:end-glue-point="1" svg:d="M15611 10009h-927" svg:viewBox="0 0 928 1">
          <text:p text:style-name="P40"><text:span text:style-name="T8">si</text:span></text:p>
        </draw:connector>
        <draw:connector draw:style-name="gr40" draw:text-style-name="P41" draw:layer="layout" svg:x1="23.458cm" svg:y1="9.348cm" svg:x2="13.515cm" svg:y2="9.348cm" draw:start-shape="id40" draw:start-glue-point="0" draw:end-shape="id41" draw:end-glue-point="0" svg:d="M23458 9348v-502h-9943v502" svg:viewBox="0 0 9944 503">
          <text:p text:style-name="P33"><text:span text:style-name="T8">no</text:span></text:p>
        </draw:connector>
        <draw:custom-shape draw:style-name="gr36" draw:text-style-name="P42" xml:id="id42" draw:id="id42" draw:layer="layout" svg:width="2.337cm" svg:height="1.323cm" svg:x="19.227cm" svg:y="9.348cm">
          <text:p text:style-name="P42"><text:span text:style-name="T7">Check ordine</text:span></text:p>
          <draw:enhanced-geometry svg:viewBox="0 0 21600 21600" draw:type="rectangle" draw:enhanced-path="M 0 0 L 21600 0 21600 21600 0 21600 0 0 Z N"/>
        </draw:custom-shape>
        <draw:connector draw:style-name="gr40" draw:text-style-name="P41" draw:layer="layout" svg:x1="22.29cm" svg:y1="10.009cm" svg:x2="21.564cm" svg:y2="10.009cm" draw:start-shape="id40" draw:start-glue-point="3" draw:end-shape="id42" draw:end-glue-point="1" svg:d="M22290 10009h-726" svg:viewBox="0 0 727 1">
          <text:p text:style-name="P33"><text:span text:style-name="T8">si</text:span></text:p>
        </draw:connector>
        <draw:connector draw:style-name="gr40" draw:text-style-name="P41" draw:layer="layout" svg:x1="16.779cm" svg:y1="10.671cm" svg:x2="20.395cm" svg:y2="10.671cm" draw:start-shape="id43" draw:start-glue-point="2" draw:end-shape="id42" draw:end-glue-point="2" svg:d="M16779 10671v500h3616v-500" svg:viewBox="0 0 3617 501">
          <text:p text:style-name="P33"><text:span text:style-name="T8">no</text:span></text:p>
        </draw:connector>
        <draw:custom-shape draw:style-name="gr37" draw:text-style-name="P36" xml:id="id44" draw:id="id44" draw:layer="layout" svg:width="2.337cm" svg:height="1.323cm" svg:x="19.249cm" svg:y="7.302cm">
          <text:p text:style-name="P35">Complete “Private”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0.395cm" svg:y1="9.348cm" svg:x2="20.417cm" svg:y2="8.625cm" draw:start-shape="id42" draw:start-glue-point="0" draw:end-shape="id44" draw:end-glue-point="2" svg:d="M20395 9348v-362h22v-361" svg:viewBox="0 0 23 72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Test strategies WorkFlow</text:p>
          </draw:text-box>
        </draw:frame>
        <draw:custom-shape draw:style-name="gr41" draw:text-style-name="P14" xml:id="id45" draw:id="id45" draw:layer="layout" svg:width="8.5cm" svg:height="5cm" svg:x="3cm" svg:y="7.5cm">
          <text:p text:style-name="P13">Public</text:p>
          <draw:enhanced-geometry svg:viewBox="0 0 21600 21600" draw:type="rectangle" draw:enhanced-path="M 0 0 L 21600 0 21600 21600 0 21600 0 0 Z N"/>
        </draw:custom-shape>
        <draw:custom-shape draw:style-name="gr42" draw:text-style-name="P7" xml:id="id48" draw:id="id48" draw:layer="layout" svg:width="6.71cm" svg:height="0.882cm" svg:x="3.895cm" svg:y="8.549cm">
          <text:p text:style-name="P13"><text:span text:style-name="T1">Download dati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xml:id="id47" draw:id="id47" draw:layer="layout" svg:width="6.71cm" svg:height="0.882cm" svg:x="3.895cm" svg:y="9.917cm">
          <text:p text:style-name="P13"><text:span text:style-name="T1">Upload in db</text:span></text:p>
          <draw:enhanced-geometry svg:viewBox="0 0 21600 21600" draw:type="rectangle" draw:enhanced-path="M 0 0 L 21600 0 21600 21600 0 21600 0 0 Z N"/>
        </draw:custom-shape>
        <draw:custom-shape draw:style-name="gr43" draw:text-style-name="P8" xml:id="id49" draw:id="id49" draw:layer="layout" svg:width="6.71cm" svg:height="0.882cm" svg:x="3.895cm" svg:y="11.285cm">
          <text:p text:style-name="P1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xml:id="id46" draw:id="id46" draw:layer="layout" svg:width="8.5cm" svg:height="2cm" svg:x="9.75cm" svg:y="4.4cm">
          <text:p text:style-name="P13">Scheduler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8.51cm" svg:height="5cm" svg:x="9.75cm" svg:y="13.2cm">
          <text:p text:style-name="P13">BackTest Strategies</text:p>
          <draw:enhanced-geometry svg:viewBox="0 0 21600 21600" draw:type="rectangle" draw:enhanced-path="M 0 0 L 21600 0 21600 21600 0 21600 0 0 Z N"/>
        </draw:custom-shape>
        <draw:custom-shape draw:style-name="gr46" draw:text-style-name="P7" xml:id="id50" draw:id="id50" draw:layer="layout" svg:width="5.33cm" svg:height="0.766cm" svg:x="11.335cm" svg:y="14.451cm">
          <text:p text:style-name="P13"><text:span text:style-name="T1">Strategy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52" draw:id="id52" draw:layer="layout" svg:width="5.33cm" svg:height="0.766cm" svg:x="11.335cm" svg:y="17.024cm">
          <text:p text:style-name="P13"><text:span text:style-name="T1">Complete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xml:id="id51" draw:id="id51" draw:layer="layout" svg:width="5.33cm" svg:height="0.766cm" svg:x="11.335cm" svg:y="15.695cm">
          <text:p text:style-name="P13"><text:span text:style-name="T1">Upload in db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line-skew="0.062cm" svg:x1="7.25cm" svg:y1="7.5cm" svg:x2="14cm" svg:y2="6.4cm" draw:start-shape="id45" draw:start-glue-point="0" draw:end-shape="id46" draw:end-glue-point="2" svg:d="M7250 7500v-492h6750v-608" svg:viewBox="0 0 6751 1101">
          <text:p/>
        </draw:connector>
        <draw:connector draw:style-name="gr9" draw:text-style-name="P9" draw:layer="layout" svg:x1="7.25cm" svg:y1="9.917cm" svg:x2="7.25cm" svg:y2="9.431cm" draw:start-shape="id47" draw:start-glue-point="0" draw:end-shape="id48" draw:end-glue-point="2" svg:d="M7250 9917v-486" svg:viewBox="0 0 1 487">
          <text:p/>
        </draw:connector>
        <draw:connector draw:style-name="gr9" draw:text-style-name="P9" draw:layer="layout" svg:x1="7.25cm" svg:y1="11.285cm" svg:x2="7.25cm" svg:y2="10.799cm" draw:start-shape="id49" draw:start-glue-point="0" draw:end-shape="id47" draw:end-glue-point="2" svg:d="M7250 11285v-486" svg:viewBox="0 0 1 487">
          <text:p/>
        </draw:connector>
        <draw:connector draw:style-name="gr9" draw:text-style-name="P9" draw:layer="layout" draw:line-skew="-0.405cm" svg:x1="14cm" svg:y1="14.451cm" svg:x2="7.25cm" svg:y2="12.167cm" draw:start-shape="id50" draw:start-glue-point="0" draw:end-shape="id49" draw:end-glue-point="2" svg:d="M14000 14451v-1547h-6750v-737" svg:viewBox="0 0 6751 2285">
          <text:p/>
        </draw:connector>
        <draw:connector draw:style-name="gr9" draw:text-style-name="P9" draw:layer="layout" svg:x1="14cm" svg:y1="15.695cm" svg:x2="14cm" svg:y2="15.217cm" draw:start-shape="id51" draw:start-glue-point="0" draw:end-shape="id50" draw:end-glue-point="2" svg:d="M14000 15695v-478" svg:viewBox="0 0 1 479">
          <text:p/>
        </draw:connector>
        <draw:connector draw:style-name="gr9" draw:text-style-name="P9" draw:layer="layout" svg:x1="14cm" svg:y1="17.024cm" svg:x2="14cm" svg:y2="16.461cm" draw:start-shape="id52" draw:start-glue-point="0" draw:end-shape="id51" draw:end-glue-point="2" svg:d="M14000 17024v-563" svg:viewBox="0 0 1 564">
          <text:p/>
        </draw:connector>
        <draw:connector draw:style-name="gr9" draw:text-style-name="P9" draw:layer="layout" draw:line-skew="0cm 0.3cm" svg:x1="11.335cm" svg:y1="14.834cm" svg:x2="14cm" svg:y2="17.79cm" draw:start-shape="id50" draw:start-glue-point="3" draw:end-shape="id52" draw:end-glue-point="2" svg:d="M11335 14834h-501v3757h3166v-801" svg:viewBox="0 0 3167 3758">
          <text:p/>
        </draw:connector>
        <draw:connector draw:style-name="gr9" draw:text-style-name="P9" draw:layer="layout" svg:x1="19.25cm" svg:y1="7.6cm" svg:x2="16.665cm" svg:y2="16.078cm" draw:start-shape="id53" draw:start-glue-point="5" draw:end-shape="id51" draw:end-glue-point="1" svg:d="M19250 7600v-501h4752v8979h-7337" svg:viewBox="0 0 7338 8980">
          <text:p/>
        </draw:connector>
        <draw:custom-shape draw:style-name="gr48" draw:text-style-name="P33" xml:id="id53" draw:id="id53" draw:layer="layout" svg:width="8.5cm" svg:height="5cm" svg:x="15cm" svg:y="7.6cm">
          <text:p text:style-name="P33">Private test db tables</text:p>
          <text:p text:style-name="P33"><text:span text:style-name="T2">(lista tebelle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11" draw:layer="layout" svg:x1="14cm" svg:y1="14.451cm" svg:x2="19.25cm" svg:y2="12.6cm" draw:start-shape="id50" draw:start-glue-point="0" draw:end-shape="id53" draw:end-glue-point="7" svg:d="M14000 14451v-925h5250v-926" svg:viewBox="0 0 5251 185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adc5e7" draw:textarea-horizontal-align="center" draw:auto-grow-width="false" fo:padding-top="0.15cm" fo:padding-bottom="0.1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indent="0cm" style:text-autospace="ideograph-alpha" style:punctuation-wrap="hanging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language="it" fo:country="I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363cm" svg:height="1.484cm" svg:x="2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427cm" svg:height="1.484cm" svg:x="14.72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545cm" svg:height="1.484cm" svg:x="2.28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245cm" svg:height="1.484cm" svg:x="14.82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21:11.311621275</meta:creation-date>
    <meta:editing-duration>PT4H8M41S</meta:editing-duration>
    <meta:editing-cycles>8</meta:editing-cycles>
    <meta:generator>LibreOffice/5.4.1.2$Linux_X86_64 LibreOffice_project/ea7cb86e6eeb2bf3a5af73a8f7777ac570321527</meta:generator>
    <dc:date>2017-10-05T14:58:37.625335837</dc:date>
    <meta:document-statistic meta:object-count="1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